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f361f0b040" style:family="table" style:master-page-name="ta-mp-0x7ff361f0b040">
      <style:table-properties table:display="true" style:writing-mode="lr-tb"/>
    </style:style>
    <style:style style:name="ta-0x7ff361f0b230" style:family="table" style:master-page-name="ta-mp-0x7ff361f0b230">
      <style:table-properties table:display="true" style:writing-mode="lr-tb"/>
    </style:style>
    <style:style style:name="ta-0x7ff361f0b420" style:family="table" style:master-page-name="ta-mp-0x7ff361f0b420">
      <style:table-properties table:display="true" style:writing-mode="lr-tb"/>
    </style:style>
    <style:style style:name="ta-0x7ff361f0b610" style:family="table" style:master-page-name="ta-mp-0x7ff361f0b610">
      <style:table-properties table:display="true" style:writing-mode="lr-tb"/>
    </style:style>
    <style:style style:name="ta-0x7ff361f0b800" style:family="table" style:master-page-name="ta-mp-0x7ff361f0b800">
      <style:table-properties table:display="true" style:writing-mode="lr-tb"/>
    </style:style>
    <style:style style:name="ta-0x7ff361f0b9f0" style:family="table" style:master-page-name="ta-mp-0x7ff361f0b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f361efdc3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f361efdd5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f361f1b0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de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f361efe3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f361f1b2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df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f361efe4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e0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e7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f361efe5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f361efe1f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e69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e8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f361efed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f361f1b3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ea1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f361efee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eb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f2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f361efef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f361efec6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f1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f35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f361eff7f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f361f1b4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f4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f361eff9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f5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fc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f361effa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f361eff6c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fb6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fdb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f361f002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f361f1b5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effee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f361f003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f000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f006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f361f004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f361f0013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f005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f008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f361f00cc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f361f1b6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f009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f361f00d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f00a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f011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f361f00f1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f361f00b9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361f0103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9.50pt" style:use-optimal-column-width="false"/>
    </style:style>
    <style:style style:name="ACOL-2" style:family="table-column"/>
    <style:style style:name="ACOL-3" style:family="table-column">
      <style:table-column-properties style:column-width="129.75pt" style:use-optimal-column-width="true"/>
    </style:style>
    <style:style style:name="ACOL-4" style:family="table-column">
      <style:table-column-properties style:column-width="70.50pt" style:use-optimal-column-width="false"/>
    </style:style>
    <style:style style:name="ACOL-5" style:family="table-column">
      <style:table-column-properties style:column-width="95.25pt" style:use-optimal-column-width="false"/>
    </style:style>
    <style:style style:name="ACOL-6" style:family="table-column">
      <style:table-column-properties style:column-width="60.00pt" style:use-optimal-column-width="true"/>
    </style:style>
    <style:style style:name="ACOL-7" style:family="table-column">
      <style:table-column-properties style:column-width="64.26pt" style:use-optimal-column-width="true"/>
    </style:style>
    <style:style style:name="ACOL-8" style:family="table-column">
      <style:table-column-properties style:column-width="57.00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f361f0b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f361efdc3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f361efdd58" office:value-type="string">
            <text:p>signUP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6" gnm:cursor-row="4">
          <gnm:selection gnm:start-col="6" gnm:start-row="4" gnm:end-col="6" gnm:end-row="4"/>
        </gnm:selections>
      </table:table>
      <table:table table:name="AQA1_TestData" table:style-name="ta-0x7ff361f0b230" table:print="false">
        <office:forms form:automatic-focus="false" form:apply-design-mode="false">
          <form:form/>
        </office:forms>
        <table:table-column table:default-cell-style-name="ACE-0x7ff361f1b200" table:style-name="ACOL-3"/>
        <table:table-column table:default-cell-style-name="ACE-0x7ff361f1b200" table:style-name="ACOL-4"/>
        <table:table-column table:default-cell-style-name="ACE-0x7ff361f1b200" table:style-name="ACOL-5"/>
        <table:table-column table:default-cell-style-name="ACE-0x7ff361f1b200" table:style-name="ACOL-6"/>
        <table:table-column table:default-cell-style-name="ACE-0x7ff361f1b200" table:style-name="ACOL-7"/>
        <table:table-column table:default-cell-style-name="ACE-0x7ff361f1b200" table:style-name="ACOL-8"/>
        <table:table-column table:default-cell-style-name="ACE-0x7ff361f1b200" table:style-name="ACOL-0"/>
        <table:table-column table:default-cell-style-name="ACE-0x7ff361f1b200" table:style-name="ACOL-9"/>
        <table:table-column table:default-cell-style-name="ACE-0x7ff361f1b200" table:style-name="ACOL-0" table:number-columns-repeated="120"/>
        <table:table-row table:style-name="AROW-2">
          <table:table-cell table:style-name="ACE-0x7ff361efde80" office:value-type="string">
            <text:p>User Name</text:p>
          </table:table-cell>
          <table:table-cell table:style-name="ACE-0x7ff361efdfa8" office:value-type="string">
            <text:p>Password</text:p>
          </table:table-cell>
          <table:table-cell table:style-name="ACE-0x7ff361efdfa8" office:value-type="string">
            <text:p>Product ID</text:p>
          </table:table-cell>
          <table:table-cell table:style-name="ACE-0x7ff361efe0d0" office:value-type="string">
            <text:p>Payment ID</text:p>
          </table:table-cell>
          <table:table-cell table:style-name="ACE-0x7ff361efe0d0" office:value-type="string">
            <text:p>Email ID</text:p>
          </table:table-cell>
          <table:table-cell table:style-name="ACE-0x7ff361efe0d0" office:value-type="string">
            <text:p>First Name</text:p>
          </table:table-cell>
          <table:table-cell table:style-name="ACE-0x7ff361efe0d0" office:value-type="string">
            <text:p>Last Name</text:p>
          </table:table-cell>
          <table:table-cell table:style-name="ACE-0x7ff361efe1f8" office:value-type="string">
            <text:p>Password</text:p>
          </table:table-cell>
          <table:table-cell table:number-columns-repeated="120" table:style-name="ACE-0x7ff361f1b200"/>
        </table:table-row>
        <table:table-row table:style-name="AROW-2">
          <table:table-cell table:style-name="ACE-0x7ff361efe320" office:value-type="string">
            <text:p>aman.2185@hotmail.com</text:p>
          </table:table-cell>
          <table:table-cell table:style-name="ACE-0x7ff361efe448" office:value-type="float" office:value="123456">
            <text:p>123456</text:p>
          </table:table-cell>
          <table:table-cell table:style-name="ACE-0x7ff361efe448" office:value-type="float" office:value="1001936">
            <text:p>1001936</text:p>
          </table:table-cell>
          <table:table-cell table:style-name="ACE-0x7ff361efe448" office:value-type="float" office:value="61">
            <text:p>61</text:p>
          </table:table-cell>
          <table:table-cell table:style-name="ACE-0x7ff361efe570" office:value-type="string">
            <text:p>arvindkatheriya1134@gmail.com</text:p>
          </table:table-cell>
          <table:table-cell table:style-name="ACE-0x7ff361efe570" office:value-type="string">
            <text:p>arvind</text:p>
          </table:table-cell>
          <table:table-cell table:style-name="ACE-0x7ff361efe448" office:value-type="string">
            <text:p>katheriya</text:p>
          </table:table-cell>
          <table:table-cell table:style-name="ACE-0x7ff361efe698" office:value-type="float" office:value="123456">
            <text:p>123456</text:p>
          </table:table-cell>
          <table:table-cell table:number-columns-repeated="120" table:style-name="ACE-0x7ff361f1b200"/>
        </table:table-row>
        <table:table-row table:style-name="AROW-4">
          <table:table-cell table:number-columns-repeated="3" table:style-name="ACE-0x7ff361f1b200"/>
          <table:table-cell table:style-name="ACE-0x7ff361efe7c0"/>
          <table:table-cell table:number-columns-repeated="124" table:style-name="ACE-0x7ff361f1b20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7" gnm:cursor-row="2">
          <gnm:selection gnm:start-col="7" gnm:start-row="2" gnm:end-col="7" gnm:end-row="2"/>
        </gnm:selections>
      </table:table>
      <table:table table:name="AQA2_TestData" table:style-name="ta-0x7ff361f0b420" table:print="false">
        <office:forms form:automatic-focus="false" form:apply-design-mode="false">
          <form:form/>
        </office:forms>
        <table:table-column table:default-cell-style-name="ACE-0x7ff361f1b328" table:style-name="ACOL-3"/>
        <table:table-column table:default-cell-style-name="ACE-0x7ff361f1b328" table:style-name="ACOL-4"/>
        <table:table-column table:default-cell-style-name="ACE-0x7ff361f1b328" table:style-name="ACOL-5"/>
        <table:table-column table:default-cell-style-name="ACE-0x7ff361f1b328" table:style-name="ACOL-6"/>
        <table:table-column table:default-cell-style-name="ACE-0x7ff361f1b328" table:style-name="ACOL-7"/>
        <table:table-column table:default-cell-style-name="ACE-0x7ff361f1b328" table:style-name="ACOL-8"/>
        <table:table-column table:default-cell-style-name="ACE-0x7ff361f1b328" table:style-name="ACOL-0"/>
        <table:table-column table:default-cell-style-name="ACE-0x7ff361f1b328" table:style-name="ACOL-9"/>
        <table:table-column table:default-cell-style-name="ACE-0x7ff361f1b328" table:style-name="ACOL-0" table:number-columns-repeated="120"/>
        <table:table-row table:style-name="AROW-2">
          <table:table-cell table:style-name="ACE-0x7ff361efe8e8" office:value-type="string">
            <text:p>User Name</text:p>
          </table:table-cell>
          <table:table-cell table:style-name="ACE-0x7ff361efea10" office:value-type="string">
            <text:p>Password</text:p>
          </table:table-cell>
          <table:table-cell table:style-name="ACE-0x7ff361efea10" office:value-type="string">
            <text:p>Product ID</text:p>
          </table:table-cell>
          <table:table-cell table:style-name="ACE-0x7ff361efeb38" office:value-type="string">
            <text:p>Payment ID</text:p>
          </table:table-cell>
          <table:table-cell table:style-name="ACE-0x7ff361efeb38" office:value-type="string">
            <text:p>Email ID</text:p>
          </table:table-cell>
          <table:table-cell table:style-name="ACE-0x7ff361efeb38" office:value-type="string">
            <text:p>First Name</text:p>
          </table:table-cell>
          <table:table-cell table:style-name="ACE-0x7ff361efeb38" office:value-type="string">
            <text:p>Last Name</text:p>
          </table:table-cell>
          <table:table-cell table:style-name="ACE-0x7ff361efec60" office:value-type="string">
            <text:p>Password</text:p>
          </table:table-cell>
          <table:table-cell table:number-columns-repeated="120" table:style-name="ACE-0x7ff361f1b328"/>
        </table:table-row>
        <table:table-row table:style-name="AROW-2">
          <table:table-cell table:style-name="ACE-0x7ff361efed88" office:value-type="string">
            <text:p>aman.2185@hotmail.com</text:p>
          </table:table-cell>
          <table:table-cell table:style-name="ACE-0x7ff361efeeb0" office:value-type="float" office:value="123456">
            <text:p>123456</text:p>
          </table:table-cell>
          <table:table-cell table:style-name="ACE-0x7ff361efeeb0" office:value-type="float" office:value="1001936">
            <text:p>1001936</text:p>
          </table:table-cell>
          <table:table-cell table:style-name="ACE-0x7ff361efeeb0" office:value-type="float" office:value="61">
            <text:p>61</text:p>
          </table:table-cell>
          <table:table-cell table:style-name="ACE-0x7ff361efefd8" office:value-type="string">
            <text:p>arvindkatheriya1134@gmail.com</text:p>
          </table:table-cell>
          <table:table-cell table:style-name="ACE-0x7ff361efefd8" office:value-type="string">
            <text:p>arvind</text:p>
          </table:table-cell>
          <table:table-cell table:style-name="ACE-0x7ff361efeeb0" office:value-type="string">
            <text:p>katheriya</text:p>
          </table:table-cell>
          <table:table-cell table:style-name="ACE-0x7ff361eff100" office:value-type="float" office:value="123456">
            <text:p>123456</text:p>
          </table:table-cell>
          <table:table-cell table:number-columns-repeated="120" table:style-name="ACE-0x7ff361f1b328"/>
        </table:table-row>
        <table:table-row table:style-name="AROW-4">
          <table:table-cell table:number-columns-repeated="3" table:style-name="ACE-0x7ff361f1b328"/>
          <table:table-cell table:style-name="ACE-0x7ff361eff228"/>
          <table:table-cell table:number-columns-repeated="124" table:style-name="ACE-0x7ff361f1b3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f361f0b610" table:print="false">
        <office:forms form:automatic-focus="false" form:apply-design-mode="false">
          <form:form/>
        </office:forms>
        <table:table-column table:default-cell-style-name="ACE-0x7ff361f1b450" table:style-name="ACOL-3"/>
        <table:table-column table:default-cell-style-name="ACE-0x7ff361f1b450" table:style-name="ACOL-4"/>
        <table:table-column table:default-cell-style-name="ACE-0x7ff361f1b450" table:style-name="ACOL-5"/>
        <table:table-column table:default-cell-style-name="ACE-0x7ff361f1b450" table:style-name="ACOL-6"/>
        <table:table-column table:default-cell-style-name="ACE-0x7ff361f1b450" table:style-name="ACOL-7"/>
        <table:table-column table:default-cell-style-name="ACE-0x7ff361f1b450" table:style-name="ACOL-8"/>
        <table:table-column table:default-cell-style-name="ACE-0x7ff361f1b450" table:style-name="ACOL-0"/>
        <table:table-column table:default-cell-style-name="ACE-0x7ff361f1b450" table:style-name="ACOL-9"/>
        <table:table-column table:default-cell-style-name="ACE-0x7ff361f1b450" table:style-name="ACOL-0" table:number-columns-repeated="120"/>
        <table:table-row table:style-name="AROW-2">
          <table:table-cell table:style-name="ACE-0x7ff361eff350" office:value-type="string">
            <text:p>User Name</text:p>
          </table:table-cell>
          <table:table-cell table:style-name="ACE-0x7ff361eff478" office:value-type="string">
            <text:p>Password</text:p>
          </table:table-cell>
          <table:table-cell table:style-name="ACE-0x7ff361eff478" office:value-type="string">
            <text:p>Product ID</text:p>
          </table:table-cell>
          <table:table-cell table:style-name="ACE-0x7ff361eff5a0" office:value-type="string">
            <text:p>Payment ID</text:p>
          </table:table-cell>
          <table:table-cell table:style-name="ACE-0x7ff361eff5a0" office:value-type="string">
            <text:p>Email ID</text:p>
          </table:table-cell>
          <table:table-cell table:style-name="ACE-0x7ff361eff5a0" office:value-type="string">
            <text:p>First Name</text:p>
          </table:table-cell>
          <table:table-cell table:style-name="ACE-0x7ff361eff5a0" office:value-type="string">
            <text:p>Last Name</text:p>
          </table:table-cell>
          <table:table-cell table:style-name="ACE-0x7ff361eff6c8" office:value-type="string">
            <text:p>Password</text:p>
          </table:table-cell>
          <table:table-cell table:number-columns-repeated="120" table:style-name="ACE-0x7ff361f1b450"/>
        </table:table-row>
        <table:table-row table:style-name="AROW-2">
          <table:table-cell table:style-name="ACE-0x7ff361eff7f0" office:value-type="string">
            <text:p>aman.2185@hotmail.com</text:p>
          </table:table-cell>
          <table:table-cell table:style-name="ACE-0x7ff361eff918" office:value-type="float" office:value="123456">
            <text:p>123456</text:p>
          </table:table-cell>
          <table:table-cell table:style-name="ACE-0x7ff361eff918" office:value-type="float" office:value="1001936">
            <text:p>1001936</text:p>
          </table:table-cell>
          <table:table-cell table:style-name="ACE-0x7ff361eff918" office:value-type="float" office:value="61">
            <text:p>61</text:p>
          </table:table-cell>
          <table:table-cell table:style-name="ACE-0x7ff361effa40" office:value-type="string">
            <text:p>arvindkatheriya1134@gmail.com</text:p>
          </table:table-cell>
          <table:table-cell table:style-name="ACE-0x7ff361effa40" office:value-type="string">
            <text:p>arvind</text:p>
          </table:table-cell>
          <table:table-cell table:style-name="ACE-0x7ff361eff918" office:value-type="string">
            <text:p>katheriya</text:p>
          </table:table-cell>
          <table:table-cell table:style-name="ACE-0x7ff361effb68" office:value-type="float" office:value="123456">
            <text:p>123456</text:p>
          </table:table-cell>
          <table:table-cell table:number-columns-repeated="120" table:style-name="ACE-0x7ff361f1b450"/>
        </table:table-row>
        <table:table-row table:style-name="AROW-4">
          <table:table-cell table:number-columns-repeated="3" table:style-name="ACE-0x7ff361f1b450"/>
          <table:table-cell table:style-name="ACE-0x7ff361effc90"/>
          <table:table-cell table:number-columns-repeated="124" table:style-name="ACE-0x7ff361f1b45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f361f0b800" table:print="false">
        <office:forms form:automatic-focus="false" form:apply-design-mode="false">
          <form:form/>
        </office:forms>
        <table:table-column table:default-cell-style-name="ACE-0x7ff361f1b578" table:style-name="ACOL-3"/>
        <table:table-column table:default-cell-style-name="ACE-0x7ff361f1b578" table:style-name="ACOL-4"/>
        <table:table-column table:default-cell-style-name="ACE-0x7ff361f1b578" table:style-name="ACOL-5"/>
        <table:table-column table:default-cell-style-name="ACE-0x7ff361f1b578" table:style-name="ACOL-6"/>
        <table:table-column table:default-cell-style-name="ACE-0x7ff361f1b578" table:style-name="ACOL-7"/>
        <table:table-column table:default-cell-style-name="ACE-0x7ff361f1b578" table:style-name="ACOL-8"/>
        <table:table-column table:default-cell-style-name="ACE-0x7ff361f1b578" table:style-name="ACOL-0"/>
        <table:table-column table:default-cell-style-name="ACE-0x7ff361f1b578" table:style-name="ACOL-9"/>
        <table:table-column table:default-cell-style-name="ACE-0x7ff361f1b578" table:style-name="ACOL-0" table:number-columns-repeated="120"/>
        <table:table-row table:style-name="AROW-2">
          <table:table-cell table:style-name="ACE-0x7ff361effdb8" office:value-type="string">
            <text:p>User Name</text:p>
          </table:table-cell>
          <table:table-cell table:style-name="ACE-0x7ff361effee0" office:value-type="string">
            <text:p>Password</text:p>
          </table:table-cell>
          <table:table-cell table:style-name="ACE-0x7ff361effee0" office:value-type="string">
            <text:p>Product ID</text:p>
          </table:table-cell>
          <table:table-cell table:style-name="ACE-0x7ff361f00008" office:value-type="string">
            <text:p>Payment ID</text:p>
          </table:table-cell>
          <table:table-cell table:style-name="ACE-0x7ff361f00008" office:value-type="string">
            <text:p>Email ID</text:p>
          </table:table-cell>
          <table:table-cell table:style-name="ACE-0x7ff361f00008" office:value-type="string">
            <text:p>First Name</text:p>
          </table:table-cell>
          <table:table-cell table:style-name="ACE-0x7ff361f00008" office:value-type="string">
            <text:p>Last Name</text:p>
          </table:table-cell>
          <table:table-cell table:style-name="ACE-0x7ff361f00130" office:value-type="string">
            <text:p>Password</text:p>
          </table:table-cell>
          <table:table-cell table:number-columns-repeated="120" table:style-name="ACE-0x7ff361f1b578"/>
        </table:table-row>
        <table:table-row table:style-name="AROW-2">
          <table:table-cell table:style-name="ACE-0x7ff361f00258" office:value-type="string">
            <text:p>aman.2185@hotmail.com</text:p>
          </table:table-cell>
          <table:table-cell table:style-name="ACE-0x7ff361f00380" office:value-type="float" office:value="123456">
            <text:p>123456</text:p>
          </table:table-cell>
          <table:table-cell table:style-name="ACE-0x7ff361f00380" office:value-type="float" office:value="1001936">
            <text:p>1001936</text:p>
          </table:table-cell>
          <table:table-cell table:style-name="ACE-0x7ff361f00380" office:value-type="float" office:value="61">
            <text:p>61</text:p>
          </table:table-cell>
          <table:table-cell table:style-name="ACE-0x7ff361f004a8" office:value-type="string">
            <text:p>arvindkatheriya1134@gmail.com</text:p>
          </table:table-cell>
          <table:table-cell table:style-name="ACE-0x7ff361f004a8" office:value-type="string">
            <text:p>arvind</text:p>
          </table:table-cell>
          <table:table-cell table:style-name="ACE-0x7ff361f00380" office:value-type="string">
            <text:p>katheriya</text:p>
          </table:table-cell>
          <table:table-cell table:style-name="ACE-0x7ff361f005d0" office:value-type="float" office:value="123456">
            <text:p>123456</text:p>
          </table:table-cell>
          <table:table-cell table:number-columns-repeated="120" table:style-name="ACE-0x7ff361f1b578"/>
        </table:table-row>
        <table:table-row table:style-name="AROW-4">
          <table:table-cell table:number-columns-repeated="3" table:style-name="ACE-0x7ff361f1b578"/>
          <table:table-cell table:style-name="ACE-0x7ff361f006f8"/>
          <table:table-cell table:number-columns-repeated="124" table:style-name="ACE-0x7ff361f1b57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f361f0b9f0" table:print="false">
        <office:forms form:automatic-focus="false" form:apply-design-mode="false">
          <form:form/>
        </office:forms>
        <table:table-column table:default-cell-style-name="ACE-0x7ff361f1b6a0" table:style-name="ACOL-3"/>
        <table:table-column table:default-cell-style-name="ACE-0x7ff361f1b6a0" table:style-name="ACOL-4"/>
        <table:table-column table:default-cell-style-name="ACE-0x7ff361f1b6a0" table:style-name="ACOL-5"/>
        <table:table-column table:default-cell-style-name="ACE-0x7ff361f1b6a0" table:style-name="ACOL-6"/>
        <table:table-column table:default-cell-style-name="ACE-0x7ff361f1b6a0" table:style-name="ACOL-7"/>
        <table:table-column table:default-cell-style-name="ACE-0x7ff361f1b6a0" table:style-name="ACOL-8"/>
        <table:table-column table:default-cell-style-name="ACE-0x7ff361f1b6a0" table:style-name="ACOL-0"/>
        <table:table-column table:default-cell-style-name="ACE-0x7ff361f1b6a0" table:style-name="ACOL-9"/>
        <table:table-column table:default-cell-style-name="ACE-0x7ff361f1b6a0" table:style-name="ACOL-0" table:number-columns-repeated="120"/>
        <table:table-row table:style-name="AROW-2">
          <table:table-cell table:style-name="ACE-0x7ff361f00820" office:value-type="string">
            <text:p>User Name</text:p>
          </table:table-cell>
          <table:table-cell table:style-name="ACE-0x7ff361f00948" office:value-type="string">
            <text:p>Password</text:p>
          </table:table-cell>
          <table:table-cell table:style-name="ACE-0x7ff361f00948" office:value-type="string">
            <text:p>Product ID</text:p>
          </table:table-cell>
          <table:table-cell table:style-name="ACE-0x7ff361f00a70" office:value-type="string">
            <text:p>Payment ID</text:p>
          </table:table-cell>
          <table:table-cell table:style-name="ACE-0x7ff361f00a70" office:value-type="string">
            <text:p>Email ID</text:p>
          </table:table-cell>
          <table:table-cell table:style-name="ACE-0x7ff361f00a70" office:value-type="string">
            <text:p>First Name</text:p>
          </table:table-cell>
          <table:table-cell table:style-name="ACE-0x7ff361f00a70" office:value-type="string">
            <text:p>Last Name</text:p>
          </table:table-cell>
          <table:table-cell table:style-name="ACE-0x7ff361f00b98" office:value-type="string">
            <text:p>Password</text:p>
          </table:table-cell>
          <table:table-cell table:number-columns-repeated="120" table:style-name="ACE-0x7ff361f1b6a0"/>
        </table:table-row>
        <table:table-row table:style-name="AROW-2">
          <table:table-cell table:style-name="ACE-0x7ff361f00cc0" office:value-type="string">
            <text:p>aman.2185@hotmail.com</text:p>
          </table:table-cell>
          <table:table-cell table:style-name="ACE-0x7ff361f00de8" office:value-type="float" office:value="123456">
            <text:p>123456</text:p>
          </table:table-cell>
          <table:table-cell table:style-name="ACE-0x7ff361f00de8" office:value-type="float" office:value="1001936">
            <text:p>1001936</text:p>
          </table:table-cell>
          <table:table-cell table:style-name="ACE-0x7ff361f00de8" office:value-type="float" office:value="61">
            <text:p>61</text:p>
          </table:table-cell>
          <table:table-cell table:style-name="ACE-0x7ff361f00f10" office:value-type="string">
            <text:p>arvindkatheriya1134@gmail.com</text:p>
          </table:table-cell>
          <table:table-cell table:style-name="ACE-0x7ff361f00f10" office:value-type="string">
            <text:p>arvind</text:p>
          </table:table-cell>
          <table:table-cell table:style-name="ACE-0x7ff361f00de8" office:value-type="string">
            <text:p>katheriya</text:p>
          </table:table-cell>
          <table:table-cell table:style-name="ACE-0x7ff361f01038" office:value-type="float" office:value="123456">
            <text:p>123456</text:p>
          </table:table-cell>
          <table:table-cell table:number-columns-repeated="120" table:style-name="ACE-0x7ff361f1b6a0"/>
        </table:table-row>
        <table:table-row table:style-name="AROW-4">
          <table:table-cell table:number-columns-repeated="3" table:style-name="ACE-0x7ff361f1b6a0"/>
          <table:table-cell table:style-name="ACE-0x7ff361f01160"/>
          <table:table-cell table:number-columns-repeated="124" table:style-name="ACE-0x7ff361f1b6a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f361f3db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f361f190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f361ec2a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f361f04e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f361ea6e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f361f0ae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f361f0b040" style:display-name="TestCase" style:page-layout-name="pl-0x7ff361f3db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f361f0b230" style:display-name="AQA1_TestData" style:page-layout-name="pl-0x7ff361f190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f361f0b420" style:display-name="AQA2_TestData" style:page-layout-name="pl-0x7ff361ec2a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f361f0b610" style:display-name="AQA3_TestData" style:page-layout-name="pl-0x7ff361f04e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f361f0b800" style:display-name="AQA4_TestData" style:page-layout-name="pl-0x7ff361ea6e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f361f0b9f0" style:display-name="AQA5_TestData" style:page-layout-name="pl-0x7ff361f0ae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09:38:24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